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101102" officeooo:paragraph-rsid="0010110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01102" officeooo:paragraph-rsid="0010110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01102" officeooo:paragraph-rsid="00101102"/>
    </style:style>
    <style:style style:name="P5" style:family="paragraph" style:parent-style-name="Standard">
      <style:text-properties fo:font-weight="normal" officeooo:rsid="0018da5b" officeooo:paragraph-rsid="0018da5b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18da5b" officeooo:paragraph-rsid="0018da5b" style:font-weight-asian="bold" style:font-weight-complex="bold"/>
    </style:style>
    <style:style style:name="P7" style:family="paragraph" style:parent-style-name="Standard">
      <style:text-properties fo:font-weight="bold" officeooo:rsid="0018da5b" officeooo:paragraph-rsid="0018da5b" style:font-weight-asian="bold" style:font-weight-complex="bold"/>
    </style:style>
    <style:style style:name="P8" style:family="paragraph" style:parent-style-name="Standard">
      <style:text-properties fo:font-weight="bold" officeooo:rsid="0018da5b" officeooo:paragraph-rsid="001d1449" style:font-weight-asian="bold" style:font-weight-complex="bold"/>
    </style:style>
    <style:style style:name="P9" style:family="paragraph" style:parent-style-name="Standard">
      <style:text-properties fo:font-weight="bold" officeooo:rsid="001d1449" officeooo:paragraph-rsid="001d144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Textual dos Casos de Uso 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Versão</text:p>
          </table:table-cell>
          <table:table-cell table:style-name="Table1.A1" office:value-type="string">
            <text:p text:style-name="P2">Autor</text:p>
          </table:table-cell>
          <table:table-cell table:style-name="Table1.C1" office:value-type="string">
            <text:p text:style-name="P2">Data</text:p>
          </table:table-cell>
        </table:table-row>
        <table:table-row>
          <table:table-cell table:style-name="Table1.A2" office:value-type="string">
            <text:p text:style-name="P4">1.0</text:p>
          </table:table-cell>
          <table:table-cell table:style-name="Table1.A2" office:value-type="string">
            <text:p text:style-name="P4">Pedro Henrique T S</text:p>
          </table:table-cell>
          <table:table-cell table:style-name="Table1.C2" office:value-type="string">
            <text:p text:style-name="P3">16/01/2024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  <text:p text:style-name="P9">Módulo de Gerenciamento</text:p>
      <text:p text:style-name="P9"/>
      <text:p text:style-name="P8">Atores: <text:span text:style-name="T1">Administrador, API</text:span></text:p>
      <text:p text:style-name="P8"><text:span text:style-name="T1"/></text:p>
      <text:p text:style-name="P9">Casos de Uso:</text:p>
      <text:p text:style-name="P5"/>
      <text:list xml:id="list2715565239" text:style-name="L1">
        <text:list-item>
          <text:p text:style-name="P6">Cadastrar Nova Reserva</text:p>
        </text:list-item>
        <text:list-item>
          <text:p text:style-name="P6">Excluir Reserva</text:p>
        </text:list-item>
        <text:list-item>
          <text:p text:style-name="P6">Verificar Ocupação</text:p>
        </text:list-item>
        <text:list-item>
          <text:p text:style-name="P6">Gerenciar Quartos</text:p>
        </text:list-item>
        <text:list-item>
          <text:p text:style-name="P6">Abrir/Fechar Quarto</text:p>
        </text:list-item>
        <text:list-item>
          <text:p text:style-name="P6">Atualizar Status de Limpeza</text:p>
        </text:list-item>
        <text:list-item>
          <text:p text:style-name="P6">Cadastrar Reservas dos Sites</text:p>
        </text:list-item>
        <text:list-item>
          <text:p text:style-name="P6">Verificar Reservas</text:p>
        </text:list-item>
        <text:list-item>
          <text:p text:style-name="P6">Acessar Dados da Reserva</text:p>
        </text:list-item>
        <text:list-item>
          <text:p text:style-name="P6">Verificar Check-ins Próximos</text:p>
        </text:list-item>
        <text:list-item>
          <text:p text:style-name="P6">Verificar Finanças</text:p>
        </text:list-item>
        <text:list-item>
          <text:p text:style-name="P6">Gerar Relatórios Financeiro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6T22:29:27.507319901</dc:date>
    <meta:editing-duration>PT18M55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22" meta:word-count="69" meta:character-count="432" meta:non-whitespace-character-count="396"/>
  </office:meta>
</office:document-meta>
</file>